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206E1DBDE19FD8E50BD.png" manifest:media-type="image/png"/>
  <manifest:file-entry manifest:full-path="Pictures/10000000000004B20000029E45B8BE085D6B239B.png" manifest:media-type="image/png"/>
  <manifest:file-entry manifest:full-path="Pictures/10000000000004B2000004454D82AA4501CFF22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1.783cm" fo:min-width="5.47cm" fo:wrap-option="no-wrap"/>
    </style:style>
    <style:style style:name="gr4" style:family="graphic" style:parent-style-name="objectwithoutfill">
      <style:graphic-properties svg:stroke-width="0.106cm" svg:stroke-color="#ffcc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fill-color="#ffcc00" draw:textarea-horizontal-align="justify" draw:textarea-vertical-align="middle" draw:auto-grow-height="false" fo:min-height="2.545cm" fo:min-width="5.47cm" fo:wrap-option="no-wrap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1.783cm" fo:min-width="4.073cm" fo:wrap-option="no-wrap"/>
    </style:style>
    <style:style style:name="gr8" style:family="graphic" style:parent-style-name="standard">
      <style:graphic-properties draw:fill-color="#ffcc00" draw:textarea-horizontal-align="justify" draw:textarea-vertical-align="middle" draw:auto-grow-height="false" fo:min-height="2.037cm" fo:min-width="6.232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7.726cm" svg:x="0.381cm" svg:y="5.461cm">
          <draw:image xlink:href="Pictures/10000000000004B20000029E45B8BE085D6B239B.png" xlink:type="simple" xlink:show="embed" xlink:actuate="onLoad">
            <text:p/>
          </draw:image>
        </draw:frame>
        <draw:custom-shape draw:style-name="gr2" draw:text-style-name="P3" draw:layer="layout" svg:width="5.969cm" svg:height="2.286cm" svg:x="14.859cm" svg:y="3.71cm">
          <text:p text:style-name="P2">Open</text:p>
          <text:p text:style-name="P2">Import Window</text:p>
          <draw:enhanced-geometry svg:viewBox="0 0 21600 21600" draw:glue-points="10800 0 0 10800 10800 21600 21600 10800 ?f40 ?f41" draw:text-areas="0 0 21600 21600" draw:type="rectangular-callout" draw:modifiers="282.211055276382 33613.64232619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5.969cm" svg:height="2.286cm" svg:x="30.734cm" svg:y="12.678cm">
          <text:p text:style-name="P2">Import</text:p>
          <text:p text:style-name="P2">Local Files</text:p>
          <draw:enhanced-geometry svg:viewBox="0 0 21600 21600" draw:glue-points="10800 0 0 10800 10800 21600 21600 10800 ?f40 ?f41" draw:text-areas="0 0 21600 21600" draw:type="rectangular-callout" draw:modifiers="-10698.6934673367 -2162.833406209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5.969cm" svg:height="2.286cm" svg:x="20.32cm" svg:y="22.194cm">
          <text:p text:style-name="P2">Import</text:p>
          <text:p text:style-name="P2">Remote Files</text:p>
          <draw:enhanced-geometry svg:viewBox="0 0 21600 21600" draw:glue-points="10800 0 0 10800 10800 21600 21600 10800 ?f40 ?f41" draw:text-areas="0 0 21600 21600" draw:type="rectangular-callout" draw:modifiers="28550.351758794 -11909.75076519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frame draw:style-name="gr1" draw:text-style-name="P1" draw:layer="layout" svg:width="31.802cm" svg:height="28.918cm" svg:x="0.635cm" svg:y="3.175cm">
          <draw:image xlink:href="Pictures/10000000000004B2000004454D82AA4501CFF22A.png" xlink:type="simple" xlink:show="embed" xlink:actuate="onLoad">
            <text:p/>
          </draw:image>
        </draw:frame>
        <draw:custom-shape draw:style-name="gr3" draw:text-style-name="P3" draw:layer="layout" svg:width="5.969cm" svg:height="2.032cm" svg:x="21.717cm" svg:y="2.54cm">
          <text:p text:style-name="P2">Action Buttons</text:p>
          <draw:enhanced-geometry svg:viewBox="0 0 21600 21600" draw:glue-points="10800 0 0 10800 10800 21600 21600 10800 ?f40 ?f41" draw:text-areas="0 0 21600 21600" draw:type="rectangular-callout" draw:modifiers="19552.1608040201 46589.27693064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3" draw:text-style-name="P3" draw:layer="layout" svg:width="5.969cm" svg:height="2.032cm" svg:x="28.402cm" svg:y="18.734cm">
            <text:p text:style-name="P2">Select Panels</text:p>
            <draw:enhanced-geometry svg:viewBox="0 0 21600 21600" draw:glue-points="10800 0 0 10800 10800 21600 21600 10800 ?f40 ?f41" draw:text-areas="0 0 21600 21600" draw:type="rectangular-callout" draw:modifiers="-9099.49748743719 -19220.06886374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g>
            <draw:custom-shape draw:style-name="gr3" draw:text-style-name="P3" draw:layer="layout" svg:width="5.969cm" svg:height="2.032cm" svg:x="28.402cm" svg:y="18.734cm">
              <text:p text:style-name="P2">Select Panels</text:p>
              <draw:enhanced-geometry svg:viewBox="0 0 21600 21600" draw:glue-points="10800 0 0 10800 10800 21600 21600 10800 ?f40 ?f41" draw:text-areas="0 0 21600 21600" draw:type="rectangular-callout" draw:modifiers="-5394.57286432161 54037.18642400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  <draw:line draw:style-name="gr4" draw:text-style-name="P1" draw:layer="layout" svg:x1="29.291cm" svg:y1="18.734cm" svg:x2="30.815cm" svg:y2="18.734cm">
              <text:p/>
            </draw:line>
          </draw:g>
        </draw:g>
        <draw:custom-shape draw:style-name="gr3" draw:text-style-name="P3" draw:layer="layout" svg:width="5.969cm" svg:height="2.032cm" svg:x="1.905cm" svg:y="14.732cm">
          <text:p text:style-name="P2">Search Column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698.6934673367 -20750.024594195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5.969cm" svg:height="2.286cm" svg:x="14.097cm" svg:y="6.858cm">
          <text:p text:style-name="P2">Search ALL</text:p>
          <text:p text:style-name="P2">Columns</text:p>
          <draw:enhanced-geometry svg:viewBox="0 0 21600 21600" draw:glue-points="10800 0 0 10800 10800 21600 21600 10800 ?f40 ?f41" draw:text-areas="0 0 21600 21600" draw:type="rectangular-callout" draw:modifiers="282.211055276382 33613.64232619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969cm" svg:height="2.032cm" svg:x="2.032cm" svg:y="26.67cm">
          <text:p text:style-name="P2">Select Item</text:p>
          <draw:enhanced-geometry svg:viewBox="0 0 21600 21600" draw:glue-points="10800 0 0 10800 10800 21600 21600 10800 ?f40 ?f41" draw:text-areas="0 0 21600 21600" draw:type="rectangular-callout" draw:modifiers="26820.9045226131 -16776.38957206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5.969cm" svg:height="2.286cm" svg:x="2.159cm" svg:y="19.304cm">
          <text:p text:style-name="P2">Select ALL</text:p>
          <text:p text:style-name="P2">Items</text:p>
          <draw:enhanced-geometry svg:viewBox="0 0 21600 21600" draw:glue-points="10800 0 0 10800 10800 21600 21600 10800 ?f40 ?f41" draw:text-areas="0 0 21600 21600" draw:type="rectangular-callout" draw:modifiers="25742.7135678392 35530.91386095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969cm" svg:height="2.032cm" svg:x="27.178cm" svg:y="26.416cm">
          <text:p text:style-name="P2">Record Controls</text:p>
          <draw:enhanced-geometry svg:viewBox="0 0 21600 21600" draw:glue-points="10800 0 0 10800 10800 21600 21600 10800 ?f40 ?f41" draw:text-areas="0 0 21600 21600" draw:type="rectangular-callout" draw:modifiers="-5825.1256281407 39035.12051155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5.969cm" svg:height="2.794cm" svg:x="27.178cm" svg:y="11.938cm">
          <text:p text:style-name="P2">Select</text:p>
          <text:p text:style-name="P2">Columns to</text:p>
          <text:p text:style-name="P2">Display</text:p>
          <draw:enhanced-geometry svg:viewBox="0 0 21600 21600" draw:glue-points="10800 0 0 10800 10800 21600 21600 10800 ?f40 ?f41" draw:text-areas="0 0 21600 21600" draw:type="rectangular-callout" draw:modifiers="-9356.38190954774 -5656.958855098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5.969cm" svg:height="2.794cm" svg:x="8.726cm" svg:y="31.855cm">
          <text:p text:style-name="P2">Number of</text:p>
          <text:p text:style-name="P2">Items to</text:p>
          <text:p text:style-name="P2">Display</text:p>
          <draw:enhanced-geometry svg:viewBox="0 0 21600 21600" draw:glue-points="10800 0 0 10800 10800 21600 21600 10800 ?f40 ?f41" draw:text-areas="0 0 21600 21600" draw:type="rectangular-callout" draw:modifiers="26817.2864321608 -12202.64758497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Default">
        <draw:frame draw:style-name="gr6" draw:text-style-name="P2" draw:layer="layout" svg:width="31.802cm" svg:height="13.704cm" svg:x="1.524cm" svg:y="4.445cm">
          <draw:image xlink:href="Pictures/10000000000004B200000206E1DBDE19FD8E50BD.png" xlink:type="simple" xlink:show="embed" xlink:actuate="onLoad">
            <text:p/>
          </draw:image>
        </draw:frame>
        <draw:custom-shape draw:style-name="gr2" draw:text-style-name="P3" draw:layer="layout" svg:width="5.969cm" svg:height="2.286cm" svg:x="19.558cm" svg:y="4.699cm">
          <text:p text:style-name="P2">Return to</text:p>
          <text:p text:style-name="P2">Import</text:p>
          <draw:enhanced-geometry svg:viewBox="0 0 21600 21600" draw:glue-points="10800 0 0 10800 10800 21600 21600 10800 ?f40 ?f41" draw:text-areas="0 0 21600 21600" draw:type="rectangular-callout" draw:modifiers="25113.1658291457 39771.5784871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4.572cm" svg:height="2.032cm" svg:x="8.382cm" svg:y="17.526cm">
          <text:p text:style-name="P2">JSON</text:p>
          <draw:enhanced-geometry svg:viewBox="0 0 21600 21600" draw:glue-points="10800 0 0 10800 10800 21600 21600 10800 ?f40 ?f41" draw:text-areas="0 0 21600 21600" draw:type="rectangular-callout" draw:modifiers="18487.2949923464 -20856.27151992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6.731cm" svg:height="2.286cm" svg:x="28.194cm" svg:y="12.065cm">
          <text:p text:style-name="P2">Expand/Collapse</text:p>
          <text:p text:style-name="P2">Sections</text:p>
          <draw:enhanced-geometry svg:viewBox="0 0 21600 21600" draw:glue-points="10800 0 0 10800 10800 21600 21600 10800 ?f40 ?f41" draw:text-areas="0 0 21600 21600" draw:type="rectangular-callout" draw:modifiers="-5813.90374331551 2908.96370791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6.731cm" svg:height="2.286cm" svg:x="28.194cm" svg:y="14.786cm">
          <text:p text:style-name="P2">Increase/Decrease</text:p>
          <text:p text:style-name="P2">Font Size</text:p>
          <draw:enhanced-geometry svg:viewBox="0 0 21600 21600" draw:glue-points="10800 0 0 10800 10800 21600 21600 10800 ?f40 ?f41" draw:text-areas="0 0 21600 21600" draw:type="rectangular-callout" draw:modifiers="-5813.90374331551 2908.96370791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969cm" svg:height="2.032cm" svg:x="10.668cm" svg:y="3.556cm">
          <text:p text:style-name="P2">Record ID</text:p>
          <draw:enhanced-geometry svg:viewBox="0 0 21600 21600" draw:glue-points="10800 0 0 10800 10800 21600 21600 10800 ?f40 ?f41" draw:text-areas="0 0 21600 21600" draw:type="rectangular-callout" draw:modifiers="12229.1457286432 66393.70388588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8-12-11T14:48:05.298949824</dc:date>
    <meta:editing-duration>P1DT4H41M58S</meta:editing-duration>
    <meta:editing-cycles>49</meta:editing-cycles>
    <meta:generator>LibreOffice/6.0.6.2$Linux_X86_64 LibreOffice_project/00m0$Build-2</meta:generator>
    <meta:document-statistic meta:object-count="24"/>
  </office:meta>
</office:document-meta>
</file>